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anane</text:p>
      <text:p text:style-name="Standard">pomme</text:p>
      <text:p text:style-name="Standard">kiwi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akaria Maanane</meta:initial-creator>
    <meta:creation-date>2025-01-22T12:22:49.26</meta:creation-date>
    <meta:document-statistic meta:table-count="0" meta:image-count="0" meta:object-count="0" meta:page-count="1" meta:paragraph-count="3" meta:word-count="3" meta:character-count="15"/>
    <dc:date>2025-01-22T12:24:55.40</dc:date>
    <dc:creator>Zakaria Maanane</dc:creator>
    <meta:editing-duration>PT2M6S</meta:editing-duration>
    <meta:editing-cycles>1</meta:editing-cycles>
    <meta:generator>OpenOffice/4.1.15$Win32 OpenOffice.org_project/4115m2$Build-9813</meta:generator>
  </office:meta>
</office:document-meta>
</file>